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itle">
      <style:text-properties fo:language="zxx" fo:country="none" officeooo:rsid="00123a5e" officeooo:paragraph-rsid="00123a5e" style:language-asian="zxx" style:country-asian="none" style:language-complex="zxx" style:country-complex="none"/>
    </style:style>
    <style:style style:name="P2" style:family="paragraph" style:parent-style-name="Subtitle">
      <style:text-properties fo:language="zxx" fo:country="none" style:language-asian="zxx" style:country-asian="none" style:language-complex="zxx" style:country-complex="none"/>
    </style:style>
    <style:style style:name="P3" style:family="paragraph" style:parent-style-name="Quotations">
      <style:paragraph-properties fo:text-align="center" style:justify-single-word="false"/>
      <style:text-properties fo:language="zxx" fo:country="none" style:language-asian="zxx" style:country-asian="none" style:language-complex="zxx" style:country-complex="none"/>
    </style:style>
    <style:style style:name="P4" style:family="paragraph" style:parent-style-name="Quotations">
      <style:paragraph-properties fo:text-align="center" style:justify-single-word="false"/>
      <style:text-properties fo:language="zxx" fo:country="none" officeooo:rsid="00123a5e" officeooo:paragraph-rsid="00123a5e" style:language-asian="zxx" style:country-asian="none" style:language-complex="zxx" style:country-complex="none"/>
    </style:style>
    <style:style style:name="P5" style:family="paragraph" style:parent-style-name="Heading_20_1">
      <style:text-properties fo:language="zxx" fo:country="none" officeooo:rsid="00123a5e" officeooo:paragraph-rsid="00123a5e" style:language-asian="zxx" style:country-asian="none" style:language-complex="zxx" style:country-complex="none"/>
    </style:style>
    <style:style style:name="P6" style:family="paragraph" style:parent-style-name="Text_20_body">
      <style:text-properties fo:language="zxx" fo:country="none" officeooo:rsid="00123a5e" officeooo:paragraph-rsid="00123a5e" style:language-asian="zxx" style:country-asian="none" style:language-complex="zxx" style:country-complex="none"/>
    </style:style>
    <style:style style:name="P7" style:family="paragraph" style:parent-style-name="Text_20_body">
      <style:text-properties fo:language="zxx" fo:country="none" officeooo:rsid="0016aca3" officeooo:paragraph-rsid="0016aca3" style:language-asian="zxx" style:country-asian="none" style:language-complex="zxx" style:country-complex="none"/>
    </style:style>
    <style:style style:name="P8" style:family="paragraph" style:parent-style-name="Text_20_body" style:list-style-name="L1">
      <style:text-properties fo:language="zxx" fo:country="none" officeooo:rsid="0016aca3" officeooo:paragraph-rsid="0016aca3" style:language-asian="zxx" style:country-asian="none" style:language-complex="zxx" style:country-complex="none"/>
    </style:style>
    <style:style style:name="P9" style:family="paragraph" style:parent-style-name="Text_20_body" style:list-style-name="L1">
      <style:text-properties fo:language="zxx" fo:country="none" officeooo:rsid="001842f1" officeooo:paragraph-rsid="001842f1" style:language-asian="zxx" style:country-asian="none" style:language-complex="zxx" style:country-complex="none"/>
    </style:style>
    <style:style style:name="P10" style:family="paragraph" style:parent-style-name="Text_20_body">
      <style:text-properties fo:language="zxx" fo:country="none" officeooo:rsid="00159eff" officeooo:paragraph-rsid="00159eff" style:language-asian="zxx" style:country-asian="none" style:language-complex="zxx" style:country-complex="none"/>
    </style:style>
    <style:style style:name="P11" style:family="paragraph" style:parent-style-name="Text_20_body">
      <style:text-properties fo:language="zxx" fo:country="none" officeooo:rsid="001842f1" officeooo:paragraph-rsid="001842f1" style:language-asian="zxx" style:country-asian="none" style:language-complex="zxx" style:country-complex="none"/>
    </style:style>
    <style:style style:name="P12" style:family="paragraph" style:parent-style-name="Text_20_body">
      <style:text-properties officeooo:paragraph-rsid="001842f1"/>
    </style:style>
    <style:style style:name="T1" style:family="text">
      <style:text-properties officeooo:rsid="0016aca3"/>
    </style:style>
    <style:style style:name="T2" style:family="text">
      <style:text-properties officeooo:rsid="00159eff"/>
    </style:style>
    <style:style style:name="T3" style:family="text">
      <style:text-properties officeooo:rsid="001842f1"/>
    </style:style>
    <style:style style:name="T4" style:family="text">
      <style:text-properties officeooo:rsid="00123a5e"/>
    </style:style>
    <style:style style:name="T5" style:family="text">
      <style:text-properties fo:language="zxx" fo:country="none" officeooo:rsid="001842f1" style:language-asian="zxx" style:country-asian="none" style:language-complex="zxx" style:country-complex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>Проект “Поляра на крива на Безие"</text:p>
      <text:p text:style-name="P2"/>
      <text:p text:style-name="P2">курсов проект по Компютърно Геометрично Моделиране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Цветомир Стайков - 1MI0800469</text:p>
      <text:p text:style-name="P3">2 курс Компютърни науки</text:p>
      <text:p text:style-name="P4">2025 година</text:p>
      <text:p text:style-name="P4"/>
      <text:p text:style-name="P4"/>
      <text:h text:style-name="P5" text:outline-level="1"><text:soft-page-break/><text:span text:style-name="T1">1</text:span>. Въведение</text:h>
      <text:p text:style-name="P6">Проекта представя двуизмерна крива на Биезе и нейната първа поляра. Използват се алгоритъм на de Castalja, за проектиране на кривата и нейната първа поляра.</text:p>
      <text:p text:style-name="P6">Проекта представлява сайт, написан чрез html, css и javascript като се възползва от canvas, за да представи кривите. <text:span text:style-name="T2">Избора на технологии позволява лесно да може да се използва програмата на други остройства. </text:span></text:p>
      <text:p text:style-name="P7">Структура на проекта:</text:p>
      <text:list text:style-name="L1">
        <text:list-item>
          <text:p text:style-name="P8">index.html – Начало на <text:span text:style-name="T3">сайта</text:span>.</text:p>
        </text:list-item>
        <text:list-item>
          <text:p text:style-name="P9">styles.css – Съдържа настройки за дизайна на сайта.</text:p>
        </text:list-item>
        <text:list-item>
          <text:p text:style-name="P8">Interface.js – Главни функции за създаване, управление и изтриване на контролните точки, както и на крайната крива.</text:p>
        </text:list-item>
        <text:list-item>
          <text:p text:style-name="P8">Algorithms.js – <text:s/>Алгоритми за изчисление на крива и първата поляра.</text:p>
        </text:list-item>
        <text:list-item>
          <text:p text:style-name="P8">Debug.js – Помощни функции за намиране на грешки в програмта</text:p>
        </text:list-item>
      </text:list>
      <text:h text:style-name="Heading_20_2" text:outline-level="2">2. Интерфейс</text:h>
      <text:p text:style-name="P10">Отляво на програмата се намират контролен панел, където се намират контролите за създаване на крива. <text:span text:style-name="T4">Интерфейса позволява да се добавят, местят и премахват контролни точки. Има кутийки с тикчета, които могат да скриват контролния полигон, кривата, полярата, точките и надписите. </text:span><text:span text:style-name="T1">Отдясно е панела за рисуване или canvas. </text:span></text:p>
      <text:p text:style-name="P10"/>
      <text:h text:style-name="Heading_20_2" text:outline-level="2">3. Алгоритъм</text:h>
      <text:p text:style-name="P10">За представяне на кривата е използван стандартен алгоритъм на de Castalja. Автоматично програмата засича добавените точки и създава кривата зависимост от подадено t. Използва се цикъл за да се мине през малка стъпка на t и да изглежда кривата непрекъсната. </text:p>
      <text:p text:style-name="P10"/>
      <text:h text:style-name="Heading_20_2" text:outline-level="2">4. Снимки на проекта</text:h>
      <text:p text:style-name="P11"/>
      <text:h text:style-name="Heading_20_2" text:outline-level="2">Краен продукт:</text:h>
      <text:p text:style-name="P11">Крайния продукт е един html, който съдържа всичко нужно да работи. Допълнително е добавена и документацията.</text:p>
      <text:p text:style-name="P11">Работеща версия на проекта е качена на сайта: <text:a xlink:type="simple" xlink:href="https://www.eguardian.dev/CAGD/" text:style-name="Internet_20_link" text:visited-style-name="Visited_20_Internet_20_Link">eguardian.dev/CAGD</text:a> </text:p>
      <text:p text:style-name="P12"><text:soft-page-break/><text:span text:style-name="T5">Оригиналния код е качен в </text:span><text:a xlink:type="simple" xlink:href="https://github.com/eGuardianDev/University-Work/tree/main/(%202%20)%20second%20Year/(%203%20)%20%20Third%20semester/CAGD/" text:style-name="Internet_20_link" text:visited-style-name="Visited_20_Internet_20_Link"><text:span text:style-name="T5">Github</text:span></text:a>, <text:span text:style-name="T3">където може да се видят и различни итерации чрез контрол на версията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6T14:37:28.062383548</meta:creation-date>
    <dc:date>2025-02-06T19:24:33.315990982</dc:date>
    <meta:editing-duration>PT4H3M36S</meta:editing-duration>
    <meta:editing-cycles>5</meta:editing-cycles>
    <meta:generator>LibreOffice/24.8.4.2$Linux_X86_64 LibreOffice_project/480$Build-2</meta:generator>
    <meta:document-statistic meta:table-count="0" meta:image-count="0" meta:object-count="0" meta:page-count="3" meta:paragraph-count="23" meta:word-count="273" meta:character-count="1782" meta:non-whitespace-character-count="1527"/>
  </office:meta>
</office:document-meta>
</file>